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Normal">
      <style:text-properties fo:language="en" fo:country="US"/>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left="0.635cm" fo:margin-right="0cm" fo:text-indent="0cm" style:auto-text-indent="false">
        <style:tab-stops/>
      </style:paragraph-properties>
    </style:style>
    <style:style style:name="P13" style:family="paragraph" style:parent-style-name="List_20_Paragraph">
      <style:paragraph-properties fo:margin-left="0.635cm" fo:margin-right="0cm" fo:text-indent="0cm" style:auto-text-indent="false">
        <style:tab-stops/>
      </style:paragraph-properties>
    </style:style>
    <style:style style:name="P14"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5" style:family="paragraph" style:parent-style-name="Normal">
      <style:paragraph-properties fo:margin-top="0cm" fo:margin-bottom="0cm" style:contextual-spacing="false"/>
      <style:text-properties fo:font-weight="bold" style:font-weight-asian="bold"/>
    </style:style>
    <style:style style:name="P16" style:family="paragraph" style:parent-style-name="Normal">
      <style:text-properties fo:font-weight="bold" style:font-weight-asian="bold"/>
    </style:style>
    <style:style style:name="P17" style:family="paragraph" style:parent-style-name="Normal">
      <style:paragraph-properties fo:margin-top="0cm" fo:margin-bottom="0cm" style:contextual-spacing="false"/>
    </style:style>
    <style:style style:name="P18"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19" style:family="paragraph" style:parent-style-name="List_20_Paragraph" style:list-style-name="L1"/>
    <style:style style:name="P20" style:family="paragraph" style:parent-style-name="List_20_Paragraph" style:list-style-name="L1">
      <style:text-properties style:font-name-complex="Calibri" style:font-size-complex="12.5pt"/>
    </style:style>
    <style:style style:name="P21" style:family="paragraph" style:parent-style-name="List_20_Paragraph" style:list-style-name="L2"/>
    <style:style style:name="P22" style:family="paragraph" style:parent-style-name="List_20_Paragraph" style:list-style-name="L3"/>
    <style:style style:name="P23" style:family="paragraph" style:parent-style-name="List_20_Paragraph" style:list-style-name="L4"/>
    <style:style style:name="P24" style:family="paragraph" style:parent-style-name="List_20_Paragraph" style:list-style-name="L5"/>
    <style:style style:name="P25" style:family="paragraph" style:parent-style-name="List_20_Paragraph" style:list-style-name="L6"/>
    <style:style style:name="P26" style:family="paragraph" style:parent-style-name="List_20_Paragraph" style:list-style-name="L7"/>
    <style:style style:name="P27" style:family="paragraph" style:parent-style-name="List_20_Paragraph" style:list-style-name="L8"/>
    <style:style style:name="P28" style:family="paragraph" style:parent-style-name="List_20_Paragraph" style:list-style-name="L9"/>
    <style:style style:name="P29" style:family="paragraph" style:parent-style-name="List_20_Paragraph" style:list-style-name="L10"/>
    <style:style style:name="P30" style:family="paragraph" style:parent-style-name="List_20_Paragraph" style:list-style-name="L11"/>
    <style:style style:name="P31" style:family="paragraph" style:parent-style-name="List_20_Paragraph" style:list-style-name="L12"/>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 style:font-style-complex="italic"/>
    </style:style>
    <style:style style:name="T13" style:family="text">
      <style:text-properties fo:color="#000000" loext:opacity="100%" style:font-name-complex="Calibri"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tyle="italic" style:font-style-asian="italic"/>
    </style:style>
    <style:style style:name="T16" style:family="text">
      <style:text-properties fo:color="#0f27b1" loext:opacity="100%" fo:font-weight="bold" style:font-weight-asian="bold" style:font-size-complex="12.5pt" style:font-weight-complex="bold"/>
    </style:style>
    <style:style style:name="T17" style:family="text">
      <style:text-properties fo:font-style="italic" fo:font-weight="bold" style:font-style-asian="italic" style:font-weight-asian="bold"/>
    </style:style>
    <style:style style:name="T18" style:family="text">
      <style:text-properties fo:font-style="italic" style:font-style-asian="italic"/>
    </style:style>
    <style:style style:name="T19" style:family="text">
      <style:text-properties style:font-name="Calibri" fo:font-size="12.5pt" style:font-size-asian="12.5pt" style:font-name-complex="Calibri" style:font-size-complex="12.5pt"/>
    </style:style>
    <style:style style:name="T20" style:family="text">
      <style:text-properties fo:color="#202124" loext:opacity="100%" style:font-name="Calibri" fo:font-size="12.5pt" fo:background-color="#ffffff" loext:char-shading-value="0" style:font-size-asian="12.5pt" style:font-name-complex="Calibri" style:font-size-complex="12.5pt"/>
    </style:style>
    <style:style style:name="T21" style:family="text">
      <style:text-properties style:font-name-complex="Calibri" style:font-size-complex="12.5pt"/>
    </style:style>
    <style:style style:name="T22"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3"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3">Bid Pack</text:p>
      <text:p text:style-name="P3">Attachment 1: About the procurement</text:p>
      <text:p text:style-name="P3"/>
      <text:p text:style-name="P5"><text:bookmark-start text:name="_Hlk95926626"/>«Insert Procurement Title»</text:p>
      <text:p text:style-name="P2"><text:span text:style-name="Default_20_Paragraph_20_Font"><text:span text:style-name="T10">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further competition’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0">Buyer</text:span></text:span></text:p>
      <text:p text:style-name="P2"><text:span text:style-name="Default_20_Paragraph_20_Font"><text:span text:style-name="T5">«Insert Name of Buyer»</text:span></text:span> <text:bookmark-start text:name="_Hlk96322526"/><text:bookmark-end text:name="_Hlk96322841"/></text:p>
      <text:p text:style-name="P7"><text:bookmark-end text:name="_Hlk96322526"/></text:p>
      <text:p text:style-name="Normal"/>
      <text:p text:style-name="TOC_20_Heading">Contents</text:p>
      <text:p text:style-name="P9"/>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1560520" office:target-frame-name="_top" xlink:show="replace" text:style-name="Internet_20_link" text:visited-style-name="Visited_20_Internet_20_Link"><text:span text:style-name="Hyperlink">About the bid pack</text:span><text:tab/>3</text:a></text:p>
          <text:p text:style-name="P10"><text:a xlink:type="simple" xlink:href="#_Toc111560521" office:target-frame-name="_top" xlink:show="replace" text:style-name="Internet_20_link" text:visited-style-name="Visited_20_Internet_20_Link"><text:span text:style-name="Hyperlink">The opportunity</text:span><text:tab/>4</text:a></text:p>
          <text:p text:style-name="P10"><text:a xlink:type="simple" xlink:href="#_Toc111560522" office:target-frame-name="_top" xlink:show="replace" text:style-name="Internet_20_link" text:visited-style-name="Visited_20_Internet_20_Link"><text:span text:style-name="Hyperlink">What You Need To Know</text:span><text:tab/>5</text:a></text:p>
          <text:p text:style-name="P11"><text:a xlink:type="simple" xlink:href="#_Toc111560523" office:target-frame-name="_top" xlink:show="replace" text:style-name="Internet_20_link" text:visited-style-name="Visited_20_Internet_20_Link"><text:span text:style-name="Hyperlink">What ‘We’ and ‘You’ Means:</text:span><text:tab/>5</text:a></text:p>
          <text:p text:style-name="P10"><text:a xlink:type="simple" xlink:href="#_Toc111560524" office:target-frame-name="_top" xlink:show="replace" text:style-name="Internet_20_link" text:visited-style-name="Visited_20_Internet_20_Link"><text:span text:style-name="Hyperlink">Timelines for the competition</text:span><text:tab/>6</text:a></text:p>
          <text:p text:style-name="P10"><text:a xlink:type="simple" xlink:href="#_Toc111560525" office:target-frame-name="_top" xlink:show="replace" text:style-name="Internet_20_link" text:visited-style-name="Visited_20_Internet_20_Link"><text:span text:style-name="Hyperlink">When and how to ask questions</text:span><text:tab/>7</text:a></text:p>
          <text:p text:style-name="P10"><text:a xlink:type="simple" xlink:href="#_Toc111560526" office:target-frame-name="_top" xlink:show="replace" text:style-name="Internet_20_link" text:visited-style-name="Visited_20_Internet_20_Link"><text:span text:style-name="Hyperlink">Making the Competition Work</text:span><text:tab/>8</text:a></text:p>
          <text:p text:style-name="P11"><text:a xlink:type="simple" xlink:href="#_Toc111560527" office:target-frame-name="_top" xlink:show="replace" text:style-name="Internet_20_link" text:visited-style-name="Visited_20_Internet_20_Link"><text:span text:style-name="Hyperlink">What you can expect from us</text:span><text:tab/>8</text:a></text:p>
          <text:p text:style-name="P11"><text:a xlink:type="simple" xlink:href="#_Toc111560528" office:target-frame-name="_top" xlink:show="replace" text:style-name="Internet_20_link" text:visited-style-name="Visited_20_Internet_20_Link"><text:span text:style-name="Hyperlink">What we expect from you</text:span><text:tab/>8</text:a></text:p>
          <text:p text:style-name="P11"><text:a xlink:type="simple" xlink:href="#_Toc111560529" office:target-frame-name="_top" xlink:show="replace" text:style-name="Internet_20_link" text:visited-style-name="Visited_20_Internet_20_Link"><text:span text:style-name="Hyperlink">Involvement in multiple bids</text:span><text:tab/>8</text:a></text:p>
          <text:p text:style-name="P11"><text:a xlink:type="simple" xlink:href="#_Toc111560530" office:target-frame-name="_top" xlink:show="replace" text:style-name="Internet_20_link" text:visited-style-name="Visited_20_Internet_20_Link"><text:span text:style-name="Hyperlink">Contracting arrangements</text:span><text:tab/>9</text:a></text:p>
          <text:p text:style-name="P11"><text:a xlink:type="simple" xlink:href="#_Toc111560531" office:target-frame-name="_top" xlink:show="replace" text:style-name="Internet_20_link" text:visited-style-name="Visited_20_Internet_20_Link"><text:span text:style-name="Hyperlink">Bidder conduct and conflicts of interest</text:span><text:tab/>9</text:a></text:p>
          <text:p text:style-name="P11"><text:a xlink:type="simple" xlink:href="#_Toc111560532" office:target-frame-name="_top" xlink:show="replace" text:style-name="Internet_20_link" text:visited-style-name="Visited_20_Internet_20_Link"><text:span text:style-name="Hyperlink">Publicity</text:span><text:tab/>9</text:a></text:p>
          <text:p text:style-name="P11"><text:a xlink:type="simple" xlink:href="#_Toc111560533" office:target-frame-name="_top" xlink:show="replace" text:style-name="Internet_20_link" text:visited-style-name="Visited_20_Internet_20_Link"><text:span text:style-name="Hyperlink">Our rights</text:span><text:tab/>9</text:a></text:p>
          <text:p text:style-name="P11"><text:a xlink:type="simple" xlink:href="#_Toc111560534" office:target-frame-name="_top" xlink:show="replace" text:style-name="Internet_20_link" text:visited-style-name="Visited_20_Internet_20_Link"><text:span text:style-name="Hyperlink">Consequences of misrepresentation</text:span><text:tab/>10</text:a></text:p>
          <text:p text:style-name="P11"><text:a xlink:type="simple" xlink:href="#_Toc111560535" office:target-frame-name="_top" xlink:show="replace" text:style-name="Internet_20_link" text:visited-style-name="Visited_20_Internet_20_Link"><text:span text:style-name="Hyperlink">Bid costs</text:span><text:tab/>10</text:a></text:p>
          <text:p text:style-name="P11"><text:a xlink:type="simple" xlink:href="#_Toc111560536" office:target-frame-name="_top" xlink:show="replace" text:style-name="Internet_20_link" text:visited-style-name="Visited_20_Internet_20_Link"><text:span text:style-name="Hyperlink">Warnings and disclaimers</text:span><text:tab/>10</text:a></text:p>
          <text:p text:style-name="P11"><text:a xlink:type="simple" xlink:href="#_Toc111560537"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111560520"/><text:bookmark-start text:name="_Toc95972668"/>About the bid pack<text:bookmark-end text:name="_Toc111560520"/><text:bookmark-end text:name="_Toc95972668"/></text:h>
      <text:p text:style-name="Normal"><text:bookmark-start text:name="_Toc92688238"/>We invite you to bid in this call-off further competition for <text:span text:style-name="Default_20_Paragraph_20_Font"><text:span text:style-name="T16">«Insert Procurement Title» (</text:span></text:span><text:span text:style-name="Default_20_Paragraph_20_Font"><text:span text:style-name="T6">«Insert Event id»)</text:span></text:span></text:p>
      <text:p text:style-name="Normal">The bid pack received comprises the following:</text:p>
      <text:list xml:id="list3332591174" text:style-name="L1">
        <text:list-item>
          <text:p text:style-name="P19">About the procurement <text:span text:style-name="Default_20_Paragraph_20_Font"><text:span text:style-name="T17">(this document)</text:span></text:span></text:p>
        </text:list-item>
      </text:list>
      <text:p text:style-name="P12">– what the opportunity is,</text:p>
      <text:p text:style-name="P12">– what the timelines for this competition are</text:p>
      <text:p text:style-name="P12">– how to ask clarification questions</text:p>
      <text:p text:style-name="P12">– defines the rules for this competition i.e. ‘Making the competition work’</text:p>
      <text:list xml:id="list123905926295027" text:continue-numbering="true" text:style-name="L1">
        <text:list-item>
          <text:p text:style-name="P19">How to bid including evaluation criteria</text:p>
        </text:list-item>
      </text:list>
      <text:p text:style-name="P12">– guidance on the selection and award questionnaires and how we will assess your bid</text:p>
      <text:list xml:id="list123906684117403" text:continue-numbering="true" text:style-name="L1">
        <text:list-item>
          <text:p text:style-name="P19"><text:bookmark-start text:name="_Hlk96322655"/>Statement of requirements</text:p>
        </text:list-item>
      </text:list>
      <text:p text:style-name="P14"><text:span text:style-name="Default_20_Paragraph_20_Font"><text:span text:style-name="T19">– </text:span></text:span><text:span text:style-name="Default_20_Paragraph_20_Font"><text:span text:style-name="T20">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23906629215484" text:continue-numbering="true" text:style-name="L1">
        <text:list-item>
          <text:p text:style-name="P20">Price schedule</text:p>
        </text:list-item>
      </text:list>
      <text:p text:style-name="P13"><text:span text:style-name="Default_20_Paragraph_20_Font"><text:span text:style-name="T21">–</text:span></text:span><text:span text:style-name="Default_20_Paragraph_20_Font"><text:span text:style-name="T12"> </text:span></text:span><text:span text:style-name="Default_20_Paragraph_20_Font"><text:span text:style-name="T13">use this attachment to provide your fully populated price for the goods/service required.</text:span></text:span></text:p>
      <text:list xml:id="list123907505048487" text:continue-numbering="true" text:style-name="L1">
        <text:list-item>
          <text:p text:style-name="P19">Terms and conditions/order form/contractual documentation</text:p>
        </text:list-item>
      </text:list>
      <text:p text:style-name="P13">–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Normal"><text:span text:style-name="Default_20_Paragraph_20_Font"><text:span text:style-name="T9">If you are not interested to bid, it is requested that a reason be submitted via </text:span></text:span><text:bookmark-start text:name="_Hlk96059692"/><text:span text:style-name="Default_20_Paragraph_20_Font"><text:span text:style-name="T9">the </text:span></text:span>Crown Commercial Services e-Sourcing Suite<text:bookmark-end text:name="_Hlk96059692"/> - <text:span text:style-name="Default_20_Paragraph_20_Font"><text:span text:style-name="T22">https://crowncommercialservice.bravosolution.co.uk/web/login.html</text:span></text:span> <text:s/><text:span text:style-name="Default_20_Paragraph_20_Font"><text:span text:style-name="T9">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111560521"/><text:bookmark-start text:name="_Toc95972669"/><text:bookmark-end text:name="_Toc92688238"/>The opportunity<text:bookmark-end text:name="_Toc111560521"/><text:bookmark-end text:name="_Toc95972669"/></text:h>
      <text:p text:style-name="Normal">This Procurement will establish a single Supplier Contract for the purchase of <text:span text:style-name="Default_20_Paragraph_20_Font"><text:span text:style-name="T16">«Insert Procurement Title»</text:span></text:span></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Procurement Lead will undertake contract management activity on behalf of the Buyer (see ‘Statement of Requirements’).</text:p>
      <text:p text:style-name="Normal"><text:s/>The Contract is being offered under <text:span text:style-name="Default_20_Paragraph_20_Font"><text:span text:style-name="T5">«Insert Lot id» «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111560522"/><text:bookmark-start text:name="_Toc95972670"/>What You Need To Know<text:bookmark-end text:name="_Toc111560522"/><text:bookmark-end text:name="_Toc95972670"/></text:h>
      <text:p text:style-name="Normal"/>
      <text:h text:style-name="Heading_20_2" text:outline-level="2"><text:bookmark-start text:name="_Toc111560523"/><text:bookmark-start text:name="_Toc95972671"/>What ‘We’ and ‘You’ Means:<text:bookmark-end text:name="_Toc111560523"/><text:bookmark-end text:name="_Toc95972671"/></text:h>
      <text:list text:style-name="L2">
        <text:list-item>
          <text:p text:style-name="P21"><text:span text:style-name="Default_20_Paragraph_20_Font"><text:span text:style-name="T14">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4">(the 'Buyer') who are requesting information on the ability to provide the proposed goods/services.</text:span></text:span></text:p>
        </text:list-item>
        <text:list-item>
          <text:p text:style-name="P21"><text:span text:style-name="Default_20_Paragraph_20_Font"><text:span text:style-name="T14">When we use ‘you’ or ‘your’ we mean your organisation, or the organisation you represent, in completing a response to this Bid Pack.</text:span></text:span></text:p>
        </text:list-item>
        <text:list-item>
          <text:p text:style-name="P21"><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Hlk95974457"/><text:bookmark-start text:name="_Toc111560524"/><text:bookmark-start text:name="_Toc95972672"/>Timelines for the competition<text:bookmark-end text:name="_Toc111560524"/><text:bookmark-end text:name="_Toc9597267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5">Time / Date</text:p>
          </table:table-cell>
          <table:table-cell table:style-name="Table1.A1" office:value-type="string">
            <text:p text:style-name="P15">Activity</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7">Further Competition publish date</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7">Clarification period closes</text:p>
            <text:p text:style-name="P17"><text:s/>(“<text:span text:style-name="Default_20_Paragraph_20_Font"><text:span text:style-name="T23">Bid Clarification Deadline</text:span></text:span>”)</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7">Deadline for the publication of responses to Clarification question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7">Deadline for submission of Bid</text:p>
            <text:p text:style-name="P17">(<text:span text:style-name="Default_20_Paragraph_20_Font"><text:span text:style-name="T23">“Bid Submission Deadline”</text:span></text:span>)</text:p>
          </table:table-cell>
        </table:table-row>
        <table:table-row>
          <table:table-cell table:style-name="Table1.A1" office:value-type="string">
            <text:p text:style-name="Normal"><text:span text:style-name="Default_20_Paragraph_20_Font"><text:span text:style-name="T4">«Insert Time, Date, Month, Year of #6»</text:span></text:span></text:p>
          </table:table-cell>
          <table:table-cell table:style-name="Table1.A1" office:value-type="string">
            <text:p text:style-name="Normal">Commencement of Evaluation Process</text:p>
          </table:table-cell>
        </table:table-row>
        <table:table-row>
          <table:table-cell table:style-name="Table1.A1" office:value-type="string">
            <text:p text:style-name="Normal"><text:span text:style-name="Default_20_Paragraph_20_Font"><text:span text:style-name="T4">«Insert Time, Date, Month, Year of #7»</text:span></text:span></text:p>
          </table:table-cell>
          <table:table-cell table:style-name="Table1.A1" office:value-type="string">
            <text:p text:style-name="Normal">Bidder presentations <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4">«Insert Time, Date, Month, Year of #8»</text:span></text:span></text:p>
          </table:table-cell>
          <table:table-cell table:style-name="Table1.A1" office:value-type="string">
            <text:p text:style-name="Normal">Standstill period <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s)</text:p>
          </table:table-cell>
        </table:table-row>
        <table:table-row>
          <table:table-cell table:style-name="Table1.A11" office:value-type="string">
            <text:p text:style-name="Normal"><text:span text:style-name="Default_20_Paragraph_20_Font"><text:span text:style-name="T4">«Insert Time, Date, Month, Year of #11»</text:span></text:span></text:p>
          </table:table-cell>
          <table:table-cell table:style-name="Table1.A11" office:value-type="string">
            <text:p text:style-name="Normal">Expected commencement date for Contract(s)</text:p>
          </table:table-cell>
        </table:table-row>
      </table:table>
      <text:p text:style-name="Normal"/>
      <text:p text:style-name="P7"/>
      <text:h text:style-name="Heading_20_1" text:outline-level="1"><text:bookmark-start text:name="_Toc111560525"/><text:bookmark-start text:name="_Toc95972673"/>When and how to ask questions<text:bookmark-end text:name="_Toc111560525"/><text:bookmark-end text:name="_Toc95972673"/></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 <text:span text:style-name="Default_20_Paragraph_20_Font"><text:span text:style-name="T22">https://crowncommercialservice.bravosolution.co.uk/web/login.html</text:span></text:span>. <text:s/>This is the only way we can communicate with bidders. <text:s/>Try to ensure your question is specific and clear. Do not include your identity in the question. This is because we publish all the questions and our responses to all bidders.</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7"/>
      <text:p text:style-name="Normal"/>
      <text:h text:style-name="Heading_20_1" text:outline-level="1"><text:bookmark-start text:name="_Toc111560526"/><text:bookmark-start text:name="_Toc95972674"/>Making the Competition Work<text:bookmark-end text:name="_Toc111560526"/><text:bookmark-end text:name="_Toc95972674"/></text:h>
      <text:p text:style-name="Normal">We run our competitions so that they are fair and transparent for all bidders. This section sets out the rules of this competition.</text:p>
      <text:p text:style-name="Normal"/>
      <text:h text:style-name="Heading_20_2" text:outline-level="2"><text:bookmark-start text:name="_Toc111560527"/><text:bookmark-start text:name="_Toc95972675"/>What you can expect from us<text:bookmark-end text:name="_Toc111560527"/><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p>
      <text:p text:style-name="Normal"/>
      <text:h text:style-name="Heading_20_2" text:outline-level="2"><text:bookmark-start text:name="_Toc111560528"/><text:bookmark-start text:name="_Toc95972676"/>What we expect from you<text:bookmark-end text:name="_Toc111560528"/><text:bookmark-end text:name="_Toc95972676"/></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text:style-name="L3">
        <text:list-item>
          <text:p text:style-name="P22">Submit one bid</text:p>
        </text:list-item>
        <text:list-item>
          <text:p text:style-name="P22">Your bid must remain valid for 90 days after the bid submission deadline.</text:p>
        </text:list-item>
        <text:list-item>
          <text:p text:style-name="P22">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9">Your submission must be in the format define in </text:span></text:span><text:span text:style-name="Default_20_Paragraph_20_Font"><text:span text:style-name="T15">2. </text:span></text:span><text:span text:style-name="Default_20_Paragraph_20_Font"><text:span text:style-name="T18">How to bid</text:span></text:span></text:p>
      <text:p text:style-name="Normal"/>
      <text:h text:style-name="Heading_20_2" text:outline-level="2"><text:bookmark-start text:name="_Toc111560529"/><text:bookmark-start text:name="_Toc95972677"/>Involvement in multiple bids<text:bookmark-end text:name="_Toc111560529"/><text:bookmark-end text:name="_Toc95972677"/></text:h>
      <text:p text:style-name="Normal">If you are connected with another bid for the same requirement or the same Lot, we may make further enquiries. <text:s/>For example, where you either submit a bid:</text:p>
      <text:list text:style-name="L4">
        <text:list-item>
          <text:p text:style-name="P23">In your own name and or as a subcontractor and or as a member of a consortium connected with a separate bid</text:p>
        </text:list-item>
        <text:list-item>
          <text:p text:style-name="P23">In your own name which is similar to a separate bid from another bidder within your group of companies</text:p>
        </text:list-item>
      </text:list>
      <text:p text:style-name="Normal">This is so we can be sure that your involvement doesn’t cause:</text:p>
      <text:list text:style-name="L5">
        <text:list-item>
          <text:p text:style-name="P24">Potential or actual conflicts of interest</text:p>
        </text:list-item>
        <text:list-item>
          <text:p text:style-name="P24">Supplier capacity problems</text:p>
        </text:list-item>
        <text:list-item>
          <text:p text:style-name="P24">Restrictions or distortions in competition</text:p>
        </text:list-item>
      </text:list>
      <text:p text:style-name="Normal"><text:soft-page-break/>We may require you to amend or withdraw all or part of your bid if, in our reasonable opinion, any of the above issues have arisen or may arise.</text:p>
      <text:p text:style-name="Normal"/>
      <text:h text:style-name="Heading_20_2" text:outline-level="2"><text:bookmark-start text:name="_Toc111560530"/><text:bookmark-start text:name="_Toc95972678"/>Contracting arrangements<text:bookmark-end text:name="_Toc111560530"/><text:bookmark-end text:name="_Toc95972678"/></text:h>
      <text:p text:style-name="Normal">Only you or, as applicable, your subcontractors (as set out in your bid) or consortium members (if relevant) can provide goods and/or services through the contract.</text:p>
      <text:p text:style-name="Normal"/>
      <text:h text:style-name="Heading_20_2" text:outline-level="2"><text:bookmark-start text:name="_Toc111560531"/><text:bookmark-start text:name="_Toc95972679"/>Bidder conduct and conflicts of interest<text:bookmark-end text:name="_Toc111560531"/><text:bookmark-end text:name="_Toc95972679"/></text:h>
      <text:p text:style-name="Normal">You must not attempt to influence the contract award process. For example, you must not ever directly or indirectly:</text:p>
      <text:list text:style-name="L6">
        <text:list-item>
          <text:p text:style-name="P25">Collude with others over the content and submission of bids. However, you may work in good faith with a proposed partner, supplier, consortium member (if relevant) or provider of finance.</text:p>
        </text:list-item>
        <text:list-item>
          <text:p text:style-name="P25">Canvass our staff or advisors about this competition.</text:p>
        </text:list-item>
        <text:list-item>
          <text:p text:style-name="P25">Try to get information from any of our and/or Buyer staff or advisors about another bidder or bid.</text:p>
        </text:list-item>
      </text:list>
      <text:p text:style-name="Normal">You must ensure that no conflicts of interest exist between you and the us. <text:s/>If you do not tell us about a known conflict, we may exclude you from the competition. <text:s/>We may also exclude you if a conflict cannot be dealt with in any other way.</text:p>
      <text:p text:style-name="Normal"/>
      <text:p text:style-name="P16">Confidentiality and Freedom of Information</text:p>
      <text:p text:style-name="Normal">You must keep the contents of this Bid Pack confidential (including the fact that you have received it). <text:s/>This obligation does not apply to anything you have to do to:</text:p>
      <text:list text:style-name="L7">
        <text:list-item>
          <text:p text:style-name="P26">Submit a bid</text:p>
        </text:list-item>
        <text:list-item>
          <text:p text:style-name="P26">Comply with a legal obligation</text:p>
        </text:list-item>
      </text:list>
      <text:p text:style-name="Normal"/>
      <text:h text:style-name="Heading_20_2" text:outline-level="2"><text:bookmark-start text:name="_Toc111560532"/><text:bookmark-start text:name="_Toc95972680"/>Publicity<text:bookmark-end text:name="_Toc111560532"/><text:bookmark-end text:name="_Toc95972680"/></text:h>
      <text:p text:style-name="Normal">You must not publicise the deliverables or the award of any contract unless the Buyer have given written consent. For example, you are not allowed to make statements to the media about any bid or its contents.</text:p>
      <text:p text:style-name="Normal"/>
      <text:p text:style-name="Normal"/>
      <text:p text:style-name="Normal"/>
      <text:h text:style-name="Heading_20_2" text:outline-level="2"><text:bookmark-start text:name="_Toc111560533"/><text:bookmark-start text:name="_Toc95972681"/>Our rights<text:bookmark-end text:name="_Toc111560533"/><text:bookmark-end text:name="_Toc95972681"/></text:h>
      <text:p text:style-name="Normal">We reserve the right to:</text:p>
      <text:list text:style-name="L8">
        <text:list-item>
          <text:p text:style-name="P27"><text:soft-page-break/>Waive or change the requirements of this Bid Pack from time to time without notice</text:p>
        </text:list-item>
        <text:list-item>
          <text:p text:style-name="P27">Verify information, seek clarification or require evidence or further information about your bid</text:p>
        </text:list-item>
        <text:list-item>
          <text:p text:style-name="P27">Withdraw this Bid Pack at any time, or re-invite bids on the same or alternative basis</text:p>
        </text:list-item>
        <text:list-item>
          <text:p text:style-name="P27">Choose not to award any contract or Lot as a result of the competition</text:p>
        </text:list-item>
        <text:list-item>
          <text:p text:style-name="P27">Choose to award different Lots at different times</text:p>
        </text:list-item>
        <text:list-item>
          <text:p text:style-name="P27">Make any changes to the timetable, structure or content of the competition</text:p>
        </text:list-item>
      </text:list>
      <text:p text:style-name="Normal"/>
      <text:p text:style-name="Normal">Exclude you if:</text:p>
      <text:list text:style-name="L9">
        <text:list-item>
          <text:p text:style-name="P28">You submit a non-compliant bid</text:p>
        </text:list-item>
        <text:list-item>
          <text:p text:style-name="P28">Your bid contains false or misleading information</text:p>
        </text:list-item>
        <text:list-item>
          <text:p text:style-name="P28">You fail to tell us of any change in the contracting arrangements between bid submission and award</text:p>
        </text:list-item>
        <text:list-item>
          <text:p text:style-name="P28">The change in the contracting arrangements would result in a breach of procurement law</text:p>
        </text:list-item>
        <text:list-item>
          <text:p text:style-name="P28">For any other reason provided in this Bid Pack</text:p>
        </text:list-item>
        <text:list-item>
          <text:p text:style-name="P28">For any reason set out in the Public Contracts Regulations 2015</text:p>
        </text:list-item>
      </text:list>
      <text:p text:style-name="P12"/>
      <text:h text:style-name="Heading_20_2" text:outline-level="2"><text:bookmark-start text:name="_Toc111560534"/><text:bookmark-start text:name="_Toc95972682"/>Consequences of misrepresentation<text:bookmark-end text:name="_Toc111560534"/><text:bookmark-end text:name="_Toc95972682"/></text:h>
      <text:p text:style-name="Normal">If a serious misrepresentation by you induces the Buyer to enter into a contract with you, you may be:</text:p>
      <text:list text:style-name="L10">
        <text:list-item>
          <text:p text:style-name="P29">Excluded from bidding for contracts for three years, under regulation 57(8)(h)(i) of the PCR 2015</text:p>
        </text:list-item>
        <text:list-item>
          <text:p text:style-name="P29">Sued by the Buyer for damages, the Buyer may rescind the contract under the Misrepresentation Act 1967</text:p>
        </text:list-item>
        <text:list-item>
          <text:p text:style-name="P29">If fraud, or fraudulent intent, can be proved, you may be prosecuted and convicted of the offence of fraud by false representation under s.2 of the Fraud Act 2006, which can carry a sentence of up to 10 years or a fine (or both)</text:p>
        </text:list-item>
        <text:list-item>
          <text:p text:style-name="P29">If there is a conviction, then your organisation must be excluded from procurement for five years under reg. 57(1) of the PCR 2015 (subject to self-cleaning)</text:p>
        </text:list-item>
      </text:list>
      <text:p text:style-name="P12"/>
      <text:h text:style-name="Heading_20_2" text:outline-level="2"><text:bookmark-start text:name="_Toc111560535"/><text:bookmark-start text:name="_Toc95972683"/><text:soft-page-break/>Bid costs<text:bookmark-end text:name="_Toc111560535"/><text:bookmark-end text:name="_Toc95972683"/></text:h>
      <text:p text:style-name="Normal">We will not pay your bid costs for any reason, for example if we terminate or amend the competition.</text:p>
      <text:p text:style-name="Normal"/>
      <text:h text:style-name="Heading_20_2" text:outline-level="2"><text:bookmark-start text:name="_Toc111560536"/><text:bookmark-start text:name="_Toc95972684"/>Warnings and disclaimers<text:bookmark-end text:name="_Toc111560536"/><text:bookmark-end text:name="_Toc95972684"/></text:h>
      <text:p text:style-name="Normal">Neither CCS nor the Buyer will be liable for:</text:p>
      <text:list text:style-name="L11">
        <text:list-item>
          <text:p text:style-name="P30">Where parts of the Bid Pack are not accurate, adequate or complete</text:p>
        </text:list-item>
        <text:list-item>
          <text:p text:style-name="P30">For any written or verbal communications</text:p>
        </text:list-item>
        <text:list-item>
          <text:p text:style-name="P30">You must carry out your own due diligence and rely on your own enquiries.</text:p>
        </text:list-item>
        <text:list-item>
          <text:p text:style-name="P30">This Bid Pack is not a commitment by CCS or the Buyer to enter into a contract.</text:p>
        </text:list-item>
      </text:list>
      <text:p text:style-name="P12"/>
      <text:h text:style-name="Heading_20_2" text:outline-level="2"><text:bookmark-start text:name="_Toc111560537"/><text:bookmark-start text:name="_Toc95972685"/>Intellectual Property Rights<text:bookmark-end text:name="_Toc111560537"/><text:bookmark-end text:name="_Toc95972685"/></text:h>
      <text:p text:style-name="Normal">The Bid Pack remains our property. <text:s/>You must use the Bid Pack only for this competition.</text:p>
      <text:p text:style-name="Normal">You allow us to copy, amend and reproduce your bid so we can:</text:p>
      <text:list text:style-name="L12">
        <text:list-item>
          <text:p text:style-name="P31">Run the competition</text:p>
        </text:list-item>
        <text:list-item>
          <text:p text:style-name="P31">Comply with law and guidance</text:p>
        </text:list-item>
        <text:list-item>
          <text:p text:style-name="P31">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dc:creator>Mark Armitage</dc:creator>
    <meta:creation-date>2022-02-19T11:54:00Z</meta:creation-date>
    <dc:date>2022-08-18T15:54:00Z</dc:date>
    <meta:editing-cycles>15</meta:editing-cycles>
    <meta:editing-duration>PT11340S</meta:editing-duration>
    <meta:document-statistic meta:table-count="1" meta:image-count="0" meta:object-count="0" meta:page-count="11" meta:paragraph-count="167" meta:word-count="1937" meta:character-count="11585" meta:non-whitespace-character-count="9831"/>
    <meta:template xlink:type="simple" xlink:actuate="onRequest" xlink:title="" xlink:href="Normal"/>
  </office:meta>
</office:document-meta>
</file>